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" svg:font-family="Khm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mer" officeooo:rsid="000f8d4f"/>
    </style:style>
    <style:style style:name="P2" style:family="paragraph" style:parent-style-name="Standard">
      <style:text-properties style:font-name="Khmer" officeooo:rsid="000f8d4f"/>
    </style:style>
    <style:style style:name="P3" style:family="paragraph" style:parent-style-name="Standard">
      <style:text-properties style:font-name="Khmer" officeooo:rsid="000ff1a3" officeooo:paragraph-rsid="000ff1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07/Jul/21</text:p>
      <text:p text:style-name="P1"/>
      <text:p text:style-name="P3">+Searching technique<text:line-break/>- Sequence search</text:p>
      <text:p text:style-name="P3">- Binary Search</text:p>
      <text:p text:style-name="P1"><text:tab/>- TimeComplexit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" svg:font-family="Khm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7T08:21:35.021079558</meta:creation-date>
    <dc:date>2021-07-07T08:47:47.400622763</dc:date>
    <meta:editing-duration>PT2M47S</meta:editing-duration>
    <meta:editing-cycles>2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4" meta:word-count="12" meta:character-count="84" meta:non-whitespace-character-count="75"/>
  </office:meta>
</office:document-meta>
</file>